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transparent"/>
    </style:style>
    <style:style style:name="ce6" style:family="table-cell" style:parent-style-name="Default" style:data-style-name="N2">
      <style:table-cell-properties fo:background-color="#dee6ef"/>
    </style:style>
    <style:style style:name="ce7" style:family="table-cell" style:parent-style-name="Default" style:data-style-name="N2">
      <style:table-cell-properties fo:background-color="#f7d1d5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week</text:p>
          </table:table-cell>
          <table:table-cell table:style-name="ce1" office:value-type="string" calcext:value-type="string">
            <text:p>summer_intensity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formula="of:=ABS(([.A2]-3)/25)" office:value-type="float" office:value="0.08" calcext:value-type="float">
            <text:p>0.08</text:p>
          </table:table-cell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BS(([.A3]-3)/25)" office:value-type="float" office:value="0.04" calcext:value-type="float">
            <text:p>0.04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table:formula="of:=ABS(([.A4]-3)/25)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BS(([.A5]-3)/25)" office:value-type="float" office:value="0.04" calcext:value-type="float">
            <text:p>0.0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BS(([.A6]-3)/25)" office:value-type="float" office:value="0.08" calcext:value-type="float">
            <text:p>0.0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ABS(([.A7]-3)/25)" office:value-type="float" office:value="0.12" calcext:value-type="float">
            <text:p>0.1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ABS(([.A8]-3)/25)" office:value-type="float" office:value="0.16" calcext:value-type="float">
            <text:p>0.1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BS(([.A9]-3)/25)" office:value-type="float" office:value="0.2" calcext:value-type="float">
            <text:p>0.2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ABS(([.A10]-3)/25)" office:value-type="float" office:value="0.24" calcext:value-type="float">
            <text:p>0.2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BS(([.A11]-3)/25)" office:value-type="float" office:value="0.28" calcext:value-type="float">
            <text:p>0.2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ABS(([.A12]-3)/25)" office:value-type="float" office:value="0.32" calcext:value-type="float">
            <text:p>0.3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ABS(([.A13]-3)/25)" office:value-type="float" office:value="0.36" calcext:value-type="float">
            <text:p>0.36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ABS(([.A14]-3)/25)" office:value-type="float" office:value="0.4" calcext:value-type="float">
            <text:p>0.4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ABS(([.A15]-3)/25)" office:value-type="float" office:value="0.44" calcext:value-type="float">
            <text:p>0.4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ABS(([.A16]-3)/25)" office:value-type="float" office:value="0.48" calcext:value-type="float">
            <text:p>0.48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BS(([.A17]-3)/25)" office:value-type="float" office:value="0.52" calcext:value-type="float">
            <text:p>0.5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ABS(([.A18]-3)/25)" office:value-type="float" office:value="0.56" calcext:value-type="float">
            <text:p>0.56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ABS(([.A19]-3)/25)" office:value-type="float" office:value="0.6" calcext:value-type="float">
            <text:p>0.6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ABS(([.A20]-3)/25)" office:value-type="float" office:value="0.64" calcext:value-type="float">
            <text:p>0.64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ABS(([.A21]-3)/25)" office:value-type="float" office:value="0.68" calcext:value-type="float">
            <text:p>0.68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ABS(([.A22]-3)/25)" office:value-type="float" office:value="0.72" calcext:value-type="float">
            <text:p>0.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ABS(([.A23]-3)/25)" office:value-type="float" office:value="0.76" calcext:value-type="float">
            <text:p>0.76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ABS(([.A24]-3)/25)" office:value-type="float" office:value="0.8" calcext:value-type="float">
            <text:p>0.8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ABS(([.A25]-3)/25)" office:value-type="float" office:value="0.84" calcext:value-type="float">
            <text:p>0.8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ABS(([.A26]-3)/25)" office:value-type="float" office:value="0.88" calcext:value-type="float">
            <text:p>0.88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ABS(([.A27]-3)/25)" office:value-type="float" office:value="0.92" calcext:value-type="float">
            <text:p>0.9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ABS(([.A28]-3)/25)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 table:formula="of:=ABS(([.A29]-3)/25)" office:value-type="float" office:value="1" calcext:value-type="float">
            <text:p>1.0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ABS(([.A30]-3)/25-2)" office:value-type="float" office:value="0.96" calcext:value-type="float">
            <text:p>0.9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ABS(([.A31]-3)/25-2)" office:value-type="float" office:value="0.92" calcext:value-type="float">
            <text:p>0.92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ABS(([.A32]-3)/25-2)" office:value-type="float" office:value="0.88" calcext:value-type="float">
            <text:p>0.8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ABS(([.A33]-3)/25-2)" office:value-type="float" office:value="0.84" calcext:value-type="float">
            <text:p>0.84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ABS(([.A34]-3)/25-2)" office:value-type="float" office:value="0.8" calcext:value-type="float">
            <text:p>0.8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ABS(([.A35]-3)/25-2)" office:value-type="float" office:value="0.76" calcext:value-type="float">
            <text:p>0.76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ABS(([.A36]-3)/25-2)" office:value-type="float" office:value="0.72" calcext:value-type="float">
            <text:p>0.72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ABS(([.A37]-3)/25-2)" office:value-type="float" office:value="0.68" calcext:value-type="float">
            <text:p>0.68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ABS(([.A38]-3)/25-2)" office:value-type="float" office:value="0.64" calcext:value-type="float">
            <text:p>0.64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ABS(([.A39]-3)/25-2)" office:value-type="float" office:value="0.6" calcext:value-type="float">
            <text:p>0.6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ABS(([.A40]-3)/25-2)" office:value-type="float" office:value="0.56" calcext:value-type="float">
            <text:p>0.56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ABS(([.A41]-3)/25-2)" office:value-type="float" office:value="0.52" calcext:value-type="float">
            <text:p>0.52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ABS(([.A42]-3)/25-2)" office:value-type="float" office:value="0.48" calcext:value-type="float">
            <text:p>0.48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ABS(([.A43]-3)/25-2)" office:value-type="float" office:value="0.44" calcext:value-type="float">
            <text:p>0.44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ABS(([.A44]-3)/25-2)" office:value-type="float" office:value="0.4" calcext:value-type="float">
            <text:p>0.4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ABS(([.A45]-3)/25-2)" office:value-type="float" office:value="0.36" calcext:value-type="float">
            <text:p>0.36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ABS(([.A46]-3)/25-2)" office:value-type="float" office:value="0.32" calcext:value-type="float">
            <text:p>0.32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ABS(([.A47]-3)/25-2)" office:value-type="float" office:value="0.28" calcext:value-type="float">
            <text:p>0.28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ABS(([.A48]-3)/25-2)" office:value-type="float" office:value="0.24" calcext:value-type="float">
            <text:p>0.24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ABS(([.A49]-3)/25-2)" office:value-type="float" office:value="0.2" calcext:value-type="float">
            <text:p>0.20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ABS(([.A50]-3)/25-2)" office:value-type="float" office:value="0.16" calcext:value-type="float">
            <text:p>0.16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ABS(([.A51]-3)/25-2)" office:value-type="float" office:value="0.12" calcext:value-type="float">
            <text:p>0.12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ABS(([.A52]-3)/25-2)" office:value-type="float" office:value="0.0800000000000001" calcext:value-type="float">
            <text:p>0.08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52]" office:value-type="float" office:value="0.0800000000000001" calcext:value-type="float">
            <text:p>0.08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3]" office:value-type="float" office:value="0.0800000000000001" calcext:value-type="float">
            <text:p>0.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6:47:40.325884416</meta:creation-date>
    <dc:date>2023-01-30T17:11:36.577550425</dc:date>
    <meta:editing-duration>PT26S</meta:editing-duration>
    <meta:editing-cycles>1</meta:editing-cycles>
    <meta:document-statistic meta:table-count="1" meta:cell-count="108" meta:object-count="0"/>
    <meta:generator>LibreOffice/7.3.7.2$Linux_X86_64 LibreOffice_project/30$Build-2</meta:generator>
  </office:meta>
</office:document-meta>
</file>